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7710*"/>
    </style:style>
    <style:style style:name="Table1.B" style:family="table-column">
      <style:table-column-properties style:rel-column-width="15421*"/>
    </style:style>
    <style:style style:name="Table1.C" style:family="table-column">
      <style:table-column-properties style:rel-column-width="42404*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Hooks" style:family="table">
      <style:table-properties style:width="17.013cm" fo:margin-left="0cm" table:align="left"/>
    </style:style>
    <style:style style:name="Hooks.A" style:family="table-column">
      <style:table-column-properties style:column-width="3.307cm"/>
    </style:style>
    <style:style style:name="Hooks.B" style:family="table-column">
      <style:table-column-properties style:column-width="13.705cm"/>
    </style:style>
    <style:style style:name="Hook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Hook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Hook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Hook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7710*"/>
    </style:style>
    <style:style style:name="Table1.B" style:family="table-column">
      <style:table-column-properties style:rel-column-width="15421*"/>
    </style:style>
    <style:style style:name="Table1.C" style:family="table-column">
      <style:table-column-properties style:rel-column-width="42404*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Hooks" style:family="table">
      <style:table-properties style:width="17.013cm" fo:margin-left="0cm" table:align="left"/>
    </style:style>
    <style:style style:name="Hooks.A" style:family="table-column">
      <style:table-column-properties style:column-width="3.307cm"/>
    </style:style>
    <style:style style:name="Hooks.B" style:family="table-column">
      <style:table-column-properties style:column-width="13.705cm"/>
    </style:style>
    <style:style style:name="Hook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Hook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Hook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Hook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numbering" style:list-style-name="Numbering_20_123">
      <style:text-properties officeooo:paragraph-rsid="005e0df9"/>
    </style:style>
    <style:style style:name="P2" style:family="paragraph" style:parent-style-name="Preformatted_20_Text" style:list-style-name="Numbering_20_123">
      <style:text-properties officeooo:rsid="0009ee68" officeooo:paragraph-rsid="0009ee68"/>
    </style:style>
    <style:style style:name="P3" style:family="paragraph" style:parent-style-name="Text_20_body" style:list-style-name="Numbering_20_123">
      <style:text-properties officeooo:rsid="0009ee68"/>
    </style:style>
    <style:style style:name="P4" style:family="paragraph" style:parent-style-name="Heading_20_1" style:list-style-name="Numbering_20_123">
      <style:text-properties officeooo:paragraph-rsid="0009ee68"/>
    </style:style>
    <style:style style:name="P5" style:family="paragraph" style:parent-style-name="Heading_20_1">
      <style:text-properties officeooo:paragraph-rsid="0009ee68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>
      <style:text-properties officeooo:rsid="000af503" officeooo:paragraph-rsid="000af503"/>
    </style:style>
    <style:style style:name="P8" style:family="paragraph" style:parent-style-name="Text_20_body">
      <style:text-properties officeooo:rsid="0019c825" officeooo:paragraph-rsid="0019c825"/>
    </style:style>
    <style:style style:name="P9" style:family="paragraph" style:parent-style-name="numbering">
      <style:text-properties officeooo:rsid="0019c825" officeooo:paragraph-rsid="0019c825"/>
    </style:style>
    <style:style style:name="P10" style:family="paragraph" style:parent-style-name="Text_20_body_20_indent">
      <style:text-properties officeooo:rsid="0019c825" officeooo:paragraph-rsid="0019c825"/>
    </style:style>
    <style:style style:name="P11" style:family="paragraph" style:parent-style-name="numbering">
      <style:text-properties officeooo:rsid="001acf27" officeooo:paragraph-rsid="001acf27"/>
    </style:style>
    <style:style style:name="P12" style:family="paragraph" style:parent-style-name="Text_20_body_20_indent">
      <style:text-properties officeooo:rsid="001c5df4" officeooo:paragraph-rsid="001c5df4"/>
    </style:style>
    <style:style style:name="P13" style:family="paragraph" style:parent-style-name="numbering" style:list-style-name="Numbering_20_123">
      <style:paragraph-properties fo:margin-top="0cm" fo:margin-bottom="0cm" loext:contextual-spacing="false" fo:line-height="115%" fo:text-align="start" style:justify-single-word="false"/>
      <style:text-properties officeooo:paragraph-rsid="003d442d"/>
    </style:style>
    <style:style style:name="P14" style:family="paragraph" style:parent-style-name="Text_20_body">
      <style:text-properties officeooo:rsid="001059cd" officeooo:paragraph-rsid="001059cd"/>
    </style:style>
    <style:style style:name="P15" style:family="paragraph" style:parent-style-name="code-example">
      <style:text-properties officeooo:paragraph-rsid="0009ee68"/>
    </style:style>
    <style:style style:name="P16" style:family="paragraph" style:parent-style-name="Text_20_body">
      <style:text-properties officeooo:rsid="00b1233f" officeooo:paragraph-rsid="0085a6b7"/>
    </style:style>
    <style:style style:name="P17" style:family="paragraph" style:parent-style-name="Heading_20_3">
      <style:text-properties officeooo:rsid="00796bc5"/>
    </style:style>
    <style:style style:name="P18" style:family="paragraph" style:parent-style-name="Text_20_body">
      <style:text-properties officeooo:rsid="00796bc5" officeooo:paragraph-rsid="00796bc5"/>
    </style:style>
    <style:style style:name="P19" style:family="paragraph" style:parent-style-name="Text_20_body">
      <style:text-properties officeooo:rsid="0090fdc8" officeooo:paragraph-rsid="0090fdc8"/>
    </style:style>
    <style:style style:name="P20" style:family="paragraph" style:parent-style-name="Text_20_body">
      <style:text-properties officeooo:rsid="0091e2bc" officeooo:paragraph-rsid="0091e2bc"/>
    </style:style>
    <style:style style:name="P21" style:family="paragraph" style:parent-style-name="Text_20_body">
      <style:text-properties officeooo:rsid="0115ca7e" officeooo:paragraph-rsid="0115ca7e"/>
    </style:style>
    <style:style style:name="P22" style:family="paragraph" style:parent-style-name="Text_20_body">
      <style:text-properties officeooo:rsid="0119935b" officeooo:paragraph-rsid="0119935b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Text_20_body" style:list-style-name="Numbering_20_123">
      <style:text-properties officeooo:rsid="0009ee68"/>
    </style:style>
    <style:style style:name="P27" style:family="paragraph" style:parent-style-name="Text_20_body">
      <style:text-properties officeooo:rsid="000af503" officeooo:paragraph-rsid="000af503"/>
    </style:style>
    <style:style style:name="P28" style:family="paragraph" style:parent-style-name="Text_20_body">
      <style:text-properties officeooo:rsid="0019c825" officeooo:paragraph-rsid="0019c825"/>
    </style:style>
    <style:style style:name="P29" style:family="paragraph" style:parent-style-name="Text_20_body">
      <style:text-properties officeooo:rsid="001059cd" officeooo:paragraph-rsid="001059cd"/>
    </style:style>
    <style:style style:name="P30" style:family="paragraph" style:parent-style-name="Text_20_body">
      <style:text-properties officeooo:rsid="00b1233f" officeooo:paragraph-rsid="0085a6b7"/>
    </style:style>
    <style:style style:name="P31" style:family="paragraph" style:parent-style-name="Preformatted_20_Text" style:list-style-name="Numbering_20_123">
      <style:text-properties officeooo:rsid="0009ee68" officeooo:paragraph-rsid="0009ee68"/>
    </style:style>
    <style:style style:name="P32" style:family="paragraph" style:parent-style-name="Heading_20_1">
      <style:text-properties officeooo:paragraph-rsid="0009ee68"/>
    </style:style>
    <style:style style:name="P33" style:family="paragraph" style:parent-style-name="Heading_20_1">
      <style:text-properties officeooo:rsid="009022a0" officeooo:paragraph-rsid="009022a0"/>
    </style:style>
    <style:style style:name="P34" style:family="paragraph" style:parent-style-name="Heading_20_1">
      <style:text-properties officeooo:rsid="00ad113f" officeooo:paragraph-rsid="00ad113f"/>
    </style:style>
    <style:style style:name="P35" style:family="paragraph" style:parent-style-name="Heading_20_1" style:list-style-name="Numbering_20_123">
      <style:text-properties officeooo:paragraph-rsid="0009ee68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3">
      <style:text-properties officeooo:rsid="00796bc5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f503" officeooo:paragraph-rsid="000af5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f5f" officeooo:paragraph-rsid="000c5f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1786" officeooo:paragraph-rsid="00b217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code-example">
      <style:text-properties officeooo:paragraph-rsid="0009ee68"/>
    </style:style>
    <style:style style:name="P4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f503" officeooo:paragraph-rsid="000af5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f503" officeooo:paragraph-rsid="003d4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1786" officeooo:paragraph-rsid="00b217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_20_indent">
      <style:text-properties officeooo:rsid="0019c825" officeooo:paragraph-rsid="0019c825"/>
    </style:style>
    <style:style style:name="P46" style:family="paragraph" style:parent-style-name="Text_20_body_20_indent">
      <style:text-properties officeooo:rsid="001c5df4" officeooo:paragraph-rsid="001c5df4"/>
    </style:style>
    <style:style style:name="P47" style:family="paragraph" style:parent-style-name="numbering">
      <style:text-properties officeooo:rsid="0019c825" officeooo:paragraph-rsid="0019c825"/>
    </style:style>
    <style:style style:name="P48" style:family="paragraph" style:parent-style-name="numbering">
      <style:text-properties officeooo:rsid="001acf27" officeooo:paragraph-rsid="001acf27"/>
    </style:style>
    <style:style style:name="P49" style:family="paragraph" style:parent-style-name="numbering" style:list-style-name="Numbering_20_123">
      <style:text-properties officeooo:paragraph-rsid="005e0df9"/>
    </style:style>
    <style:style style:name="P50" style:family="paragraph" style:parent-style-name="numbering">
      <style:text-properties officeooo:rsid="005f1683" officeooo:paragraph-rsid="005f1683"/>
    </style:style>
    <style:style style:name="P51" style:family="paragraph" style:parent-style-name="numbering">
      <style:text-properties officeooo:rsid="006c200f" officeooo:paragraph-rsid="006c200f"/>
    </style:style>
    <style:style style:name="P52" style:family="paragraph" style:parent-style-name="numbering">
      <style:text-properties officeooo:rsid="0072ba26" officeooo:paragraph-rsid="0072ba26"/>
    </style:style>
    <style:style style:name="P53" style:family="paragraph" style:parent-style-name="numbering">
      <style:text-properties officeooo:rsid="0090fdc8" officeooo:paragraph-rsid="0090fdc8"/>
    </style:style>
    <style:style style:name="P54" style:family="paragraph" style:parent-style-name="numbering">
      <style:text-properties officeooo:rsid="009652fa" officeooo:paragraph-rsid="009652fa"/>
    </style:style>
    <style:style style:name="P55" style:family="paragraph" style:parent-style-name="numbering">
      <style:text-properties officeooo:rsid="0091e2bc" officeooo:paragraph-rsid="0091e2bc"/>
    </style:style>
    <style:style style:name="P56" style:family="paragraph" style:parent-style-name="numbering">
      <style:text-properties officeooo:rsid="00921da3" officeooo:paragraph-rsid="00921da3"/>
    </style:style>
    <style:style style:name="P57" style:family="paragraph" style:parent-style-name="numbering">
      <style:text-properties officeooo:rsid="00982fc7" officeooo:paragraph-rsid="00982fc7"/>
    </style:style>
    <style:style style:name="P58" style:family="paragraph" style:parent-style-name="numbering">
      <style:text-properties officeooo:rsid="0098dccc" officeooo:paragraph-rsid="0098dccc"/>
    </style:style>
    <style:style style:name="P59" style:family="paragraph" style:parent-style-name="numbering" style:list-style-name="">
      <style:text-properties officeooo:rsid="00ab2f30" officeooo:paragraph-rsid="00ab2f30"/>
    </style:style>
    <style:style style:name="P60" style:family="paragraph" style:parent-style-name="numbering" style:list-style-name="Numbering_20_123">
      <style:text-properties officeooo:rsid="0119935b" officeooo:paragraph-rsid="0119935b"/>
    </style:style>
    <style:style style:name="P61" style:family="paragraph" style:parent-style-name="numbering" style:list-style-name="Numbering_20_123">
      <style:paragraph-properties fo:margin-top="0cm" fo:margin-bottom="0cm" loext:contextual-spacing="false" fo:line-height="115%" fo:text-align="start" style:justify-single-word="false"/>
      <style:text-properties officeooo:paragraph-rsid="003d442d"/>
    </style:style>
    <style:style style:name="T1" style:family="text">
      <style:text-properties officeooo:rsid="001c5df4"/>
    </style:style>
    <style:style style:name="T2" style:family="text">
      <style:text-properties officeooo:rsid="001cbe5b"/>
    </style:style>
    <style:style style:name="T3" style:family="text">
      <style:text-properties officeooo:rsid="0013e1c2"/>
    </style:style>
    <style:style style:name="T4" style:family="text">
      <style:text-properties officeooo:rsid="002bf8a9"/>
    </style:style>
    <style:style style:name="T5" style:family="text">
      <style:text-properties officeooo:rsid="002bf8a9"/>
    </style:style>
    <style:style style:name="T6" style:family="text">
      <style:text-properties officeooo:rsid="001c5df4"/>
    </style:style>
    <style:style style:name="T7" style:family="text">
      <style:text-properties officeooo:rsid="001cbe5b"/>
    </style:style>
    <style:style style:name="T8" style:family="text">
      <style:text-properties officeooo:rsid="0013e1c2"/>
    </style:style>
    <style:style style:name="T9" style:family="text">
      <style:text-properties officeooo:rsid="000ff73d"/>
    </style:style>
    <style:style style:name="T10" style:family="text">
      <style:text-properties officeooo:rsid="0087002b"/>
    </style:style>
    <style:style style:name="T11" style:family="text">
      <style:text-properties officeooo:rsid="0115ca7e"/>
    </style:style>
    <style:style style:name="T12" style:family="text">
      <style:text-properties officeooo:rsid="0119935b"/>
    </style:style>
    <style:style style:name="T13" style:family="text">
      <style:text-properties officeooo:rsid="006b214d"/>
    </style:style>
    <style:style style:name="T14" style:family="text">
      <style:text-properties officeooo:rsid="005f1683"/>
    </style:style>
    <style:style style:name="T15" style:family="text">
      <style:text-properties officeooo:rsid="00686086"/>
    </style:style>
    <style:style style:name="T16" style:family="text">
      <style:text-properties officeooo:rsid="00753194"/>
    </style:style>
    <style:style style:name="T17" style:family="text">
      <style:text-properties officeooo:rsid="0090fdc8"/>
    </style:style>
    <style:style style:name="T18" style:family="text">
      <style:text-properties officeooo:rsid="0075f222"/>
    </style:style>
    <style:style style:name="T19" style:family="text">
      <style:text-properties officeooo:rsid="0085a6b7"/>
    </style:style>
  </office:automatic-styles>
  <office:body>
    <office:text>
      <office:forms form:automatic-focus="false" form:apply-design-mode="false"/>
      <text:tracked-changes>
        <text:changed-region xml:id="ct94315683328416" text:id="ct94315683328416">
          <text:deletion>
            <office:change-info>
              <dc:creator>Unknown Author</dc:creator>
              <dc:date>2020-06-10T09:19:39</dc:date>
            </office:change-info>
            <text:list xml:id="list2320182000" text:style-name="Numbering_20_123">
              <text:list-item>
                <text:p text:style-name="P1"/>
              </text:list-item>
              <text:list-item>
                <text:p text:style-name="P2">Here I plan to put my JS notes. Actually it’s not pure JS, it’s mostly JSX</text:p>
              </text:list-item>
              <text:list-item>
                <text:p text:style-name="P2"/>
              </text:list-item>
              <text:list-item>
                <text:p text:style-name="P3"/>
              </text:list-item>
              <text:list-item>
                <text:h text:style-name="P4" text:outline-level="1"/>
              </text:list-item>
            </text:list>
          </text:deletion>
        </text:changed-region>
        <text:changed-region xml:id="ct94315683328096" text:id="ct94315683328096">
          <text:deletion>
            <office:change-info>
              <dc:creator>Unknown Author</dc:creator>
              <dc:date>2020-06-15T18:11:45</dc:date>
            </office:change-info>
            <text:h text:style-name="P5" text:outline-level="1"/>
            <text:h text:style-name="P6" text:outline-level="1"><text:bookmark-start text:name="__RefHeading___Toc113_134123133211111111111111111111111111111111111111111111111111111111111111111111111111111111111111111111111111111111111111111111111111111111111111111111111111111111111111111111111111111111111111111111111111111111111111111111111111111111111111"/>Project creation.<text:bookmark-end text:name="__RefHeading___Toc113_1341231332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P5" text:outline-level="1"/>
          </text:deletion>
        </text:changed-region>
        <text:changed-region xml:id="ct94315683455232" text:id="ct94315683455232">
          <text:deletion>
            <office:change-info>
              <dc:creator>Unknown Author</dc:creator>
              <dc:date>2020-06-12T16:45:49</dc:date>
            </office:change-info>
            <text:h text:style-name="P5" text:outline-level="1">Pre-r</text:h>
          </text:deletion>
        </text:changed-region>
        <text:changed-region xml:id="ct94315683454304" text:id="ct94315683454304">
          <text:deletion>
            <office:change-info>
              <dc:creator>Unknown Author</dc:creator>
              <dc:date>2020-06-15T18:11:45</dc:date>
            </office:change-info>
            <text:h text:style-name="Heading_20_1" text:outline-level="1">equirements.</text:h>
            <text:p text:style-name="P7">The following should be installed: node.js, npm or yarn</text:p>
            <text:p text:style-name="P8">The steps to be set up react application.</text:p>
            <text:list xml:id="list182123767233449" text:continue-numbering="true" text:style-name="Numbering_20_123">
              <text:list-item>
                <text:p text:style-name="P9">Initiate the prject</text:p>
              </text:list-item>
            </text:list>
            <text:p text:style-name="code-example">yarn init</text:p>
            <text:p text:style-name="P10">It creates package.json. <text:span text:style-name="T1">I guess it would be in root directory.</text:span></text:p>
            <text:list xml:id="list182124151829668" text:continue-numbering="true" text:style-name="Numbering_20_123">
              <text:list-item>
                <text:p text:style-name="P11">Create react-app:</text:p>
              </text:list-item>
            </text:list>
            <text:p text:style-name="code-example">yarn create react-app &lt;app-name&gt;</text:p>
            <text:p text:style-name="P12">It should b in root directory as well. This command create directory app-name <text:span text:style-name="T2">and set scripts to run in the directory.</text:span></text:p>
            <text:list xml:id="list182123220140265" text:continue-numbering="true" text:style-name="Numbering_20_123">
              <text:list-item>
                <text:p text:style-name="P13"/>
              </text:list-item>
            </text:list>
            <text:h text:style-name="Heading_20_1" text:outline-level="1"><text:bookmark-start text:name="__RefHeading___Toc119_134123133211111111111111111111111111111111111111111111111111111111111111111111111111111111111111111111111111111111111111111111111111111111111111111111111111111111111111111111111111111111111111111111111111111111111111111111111111111111111111"/>App structure:<text:bookmark-end text:name="__RefHeading___Toc119_134123133211111111111111111111111111111111111111111111111111111111111111111111111111111111111111111111111111111111111111111111111111111111111111111111111111111111111111111111111111111111111111111111111111111111111111111111111111111111111111"/></text:h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header-rows>
                <table:table-row>
                  <table:table-cell table:style-name="Table1.A1" table:number-rows-spanned="6" office:value-type="string">
                    <text:p text:style-name="P42">Project directore</text:p>
                  </table:table-cell>
                  <table:table-cell table:style-name="Table1.B1" office:value-type="string">
                    <text:p text:style-name="P42">scr</text:p>
                  </table:table-cell>
                  <table:table-cell table:style-name="Table1.C1" office:value-type="string">
                    <text:p text:style-name="P43">Source code we write.</text:p>
                  </table:table-cell>
                </table:table-row>
              </table:table-header-rows>
              <table:table-row>
                <table:covered-table-cell/>
                <table:table-cell table:style-name="Table1.B2" office:value-type="string">
                  <text:p text:style-name="P38">public</text:p>
                </table:table-cell>
                <table:table-cell table:style-name="Table1.C2" office:value-type="string">
                  <text:p text:style-name="P39">Static files.</text:p>
                </table:table-cell>
              </table:table-row>
              <table:table-row>
                <table:covered-table-cell/>
                <table:table-cell table:style-name="Table1.B3" office:value-type="string">
                  <text:p text:style-name="P38">node_modules</text:p>
                </table:table-cell>
                <table:table-cell table:style-name="Table1.C3" office:value-type="string">
                  <text:p text:style-name="P39">Project dependencies.</text:p>
                </table:table-cell>
              </table:table-row>
              <table:table-row>
                <table:covered-table-cell/>
                <table:table-cell table:style-name="Table1.B4" office:value-type="string">
                  <text:p text:style-name="P38">package.json</text:p>
                </table:table-cell>
                <table:table-cell table:style-name="Table1.C4" office:value-type="string">
                  <text:p text:style-name="P39">Records reference to project dependencies <text:span text:style-name="T9">and configurations</text:span>.</text:p>
                </table:table-cell>
              </table:table-row>
              <table:table-row>
                <table:covered-table-cell/>
                <table:table-cell table:style-name="Table1.B5" office:value-type="string">
                  <text:p text:style-name="P38">yarn.lock</text:p>
                </table:table-cell>
                <table:table-cell table:style-name="Table1.C5" office:value-type="string">
                  <text:p text:style-name="P39">Exact records of project dependencies versioning.</text:p>
                </table:table-cell>
              </table:table-row>
              <table:table-row>
                <table:covered-table-cell/>
                <table:table-cell table:style-name="Table1.B6" office:value-type="string">
                  <text:p text:style-name="P38">README.md</text:p>
                </table:table-cell>
                <table:table-cell table:style-name="Table1.C6" office:value-type="string">
                  <text:p text:style-name="P39">Instructions.</text:p>
                </table:table-cell>
              </table:table-row>
            </table:table>
            <text:p text:style-name="P14"/>
            <text:h text:style-name="Heading_20_2" text:outline-level="2"><text:bookmark-start text:name="__RefHeading___Toc3674_259022413511111111111111111111111111111111111111111111111111111111111111111111111111111111111111111111111111111111111111111111111111111111111111111111111111111111111111111111111111111111111111111111111111111111111111111111111111111111111111"/>Main (compulsory) files<text:bookmark-end text:name="__RefHeading___Toc3674_259022413511111111111111111111111111111111111111111111111111111111111111111111111111111111111111111111111111111111111111111111111111111111111111111111111111111111111111111111111111111111111111111111111111111111111111111111111111111111111111"/></text:h>
            <text:list xml:id="list182123327533444" text:continue-list="list182123220140265" text:style-name="Numbering_20_123">
              <text:list-item text:start-value="1">
                <text:p text:style-name="numbering">Within scr <text:span text:style-name="T3">folder</text:span>:</text:p>
                <text:list>
                  <text:list-item>
                    <text:p text:style-name="numbering">index.js</text:p>
                    <text:list>
                      <text:list-item>
                        <text:p text:style-name="numbering">Import react and reactDOM libraries.</text:p>
                      </text:list-item>
                    </text:list>
                  </text:list-item>
                </text:list>
              </text:list-item>
            </text:list>
            <text:p text:style-name="P15">import React from 'react';</text:p>
          </text:deletion>
        </text:changed-region>
        <text:changed-region xml:id="ct94315683163632" text:id="ct94315683163632">
          <text:deletion>
            <office:change-info>
              <dc:creator>Unknown Author</dc:creator>
              <dc:date>2020-06-12T16:11:05</dc:date>
            </office:change-info>
            <text:p text:style-name="P15"/>
            <text:p text:style-name="P15"/>
          </text:deletion>
        </text:changed-region>
        <text:changed-region xml:id="ct94315681962560" text:id="ct94315681962560">
          <text:deletion>
            <office:change-info>
              <dc:creator>Unknown Author</dc:creator>
              <dc:date>2020-06-15T18:11:45</dc:date>
            </office:change-info>
            <text:p text:style-name="P15">import ReactDOM from 'ReactDOM';</text:p>
            <text:list xml:id="list182124852469722" text:continue-numbering="true" text:style-name="Numbering_20_123">
              <text:list-item>
                <text:list>
                  <text:list-item>
                    <text:list>
                      <text:list-item>
                        <text:p text:style-name="numbering">Create react component</text:p>
                      </text:list-item>
                    </text:list>
                  </text:list-item>
                </text:list>
              </text:list-item>
            </text:list>
            <text:p text:style-name="code-example">const App = () =&gt; {<text:line-break/> <text:s/>return &lt;div&gt;Hi there!&lt;/div&gt;;<text:line-break/>};</text:p>
            <text:list xml:id="list182124953058147" text:continue-numbering="true" text:style-name="Numbering_20_123">
              <text:list-item>
                <text:list>
                  <text:list-item>
                    <text:list>
                      <text:list-item>
                        <text:p text:style-name="numbering">Take react component and show it on the screen.</text:p>
                      </text:list-item>
                    </text:list>
                  </text:list-item>
                </text:list>
              </text:list-item>
            </text:list>
            <text:p text:style-name="code-example">ReactDOM.render(<text:line-break/> <text:s/>&lt;App /&gt;,<text:line-break/> <text:s/>document.querySelector('#root')<text:line-break/>)</text:p>
            <text:list xml:id="list182124820957339" text:continue-numbering="true" text:style-name="Numbering_20_123">
              <text:list-item>
                <text:p text:style-name="numbering">Within public folder:</text:p>
                <text:list>
                  <text:list-item>
                    <text:p text:style-name="numbering">index.html</text:p>
                  </text:list-item>
                </text:list>
              </text:list-item>
            </text:list>
            <text:p text:style-name="Text_20_body"/>
            <text:p text:style-name="P15"/>
          </text:deletion>
        </text:changed-region>
        <text:changed-region xml:id="ct94315681950512" text:id="ct94315681950512">
          <text:deletion>
            <office:change-info>
              <dc:creator>Unknown Author</dc:creator>
              <dc:date>2020-06-12T16:08:39</dc:date>
            </office:change-info>
            <text:p text:style-name="P15"/>
            <text:p text:style-name="P15"/>
          </text:deletion>
        </text:changed-region>
        <text:changed-region xml:id="ct94315682512752" text:id="ct94315682512752">
          <text:deletion>
            <office:change-info>
              <dc:creator>Unknown Author</dc:creator>
              <dc:date>2020-06-15T18:11:45</dc:date>
            </office:change-info>
            <text:p text:style-name="P15"><text:span text:style-name="T4">Docker</text:span></text:p>
          </text:deletion>
        </text:changed-region>
        <text:changed-region xml:id="ct94315683454752" text:id="ct94315683454752">
          <text:deletion>
            <office:change-info>
              <dc:creator>Unknown Author</dc:creator>
              <dc:date>2020-06-09T17:07:56</dc:date>
            </office:change-info>
            <text:p text:style-name="P15"/>
            <text:p text:style-name="P16"/>
          </text:deletion>
        </text:changed-region>
        <text:changed-region xml:id="ct94315681933104" text:id="ct94315681933104">
          <text:deletion>
            <office:change-info>
              <dc:creator>Unknown Author</dc:creator>
              <dc:date>2020-07-03T18:21:14</dc:date>
            </office:change-info>
            <text:p text:style-name="P16"/>
            <table:table table:name="Hooks" table:style-name="Hooks">
              <table:table-column table:style-name="Hooks.A"/>
              <table:table-column table:style-name="Hooks.B"/>
              <table:table-header-rows>
                <table:table-row>
                  <table:table-cell table:style-name="Hooks.A1" office:value-type="string">
                    <text:p text:style-name="P44"/>
                  </table:table-cell>
                  <table:table-cell table:style-name="Hooks.B1" office:value-type="string">
                    <text:p text:style-name="P44"/>
                  </table:table-cell>
                </table:table-row>
              </table:table-header-rows>
              <table:table-row>
                <table:table-cell table:style-name="Hooks.A2" office:value-type="string">
                  <text:p text:style-name="P40"/>
                </table:table-cell>
                <table:table-cell table:style-name="Hooks.B2" office:value-type="string">
                  <text:p text:style-name="P40"/>
                </table:table-cell>
              </table:table-row>
              <table:table-row>
                <table:table-cell table:style-name="Hooks.A2" office:value-type="string">
                  <text:p text:style-name="P40"/>
                </table:table-cell>
                <table:table-cell table:style-name="Hooks.B2" office:value-type="string">
                  <text:p text:style-name="P40"/>
                </table:table-cell>
              </table:table-row>
              <table:table-row>
                <table:table-cell table:style-name="Hooks.A2" office:value-type="string">
                  <text:p text:style-name="P40"/>
                </table:table-cell>
                <table:table-cell table:style-name="Hooks.B2" office:value-type="string">
                  <text:p text:style-name="P40"/>
                </table:table-cell>
              </table:table-row>
              <table:table-row>
                <table:table-cell table:style-name="Hooks.A2" office:value-type="string">
                  <text:p text:style-name="P40"/>
                </table:table-cell>
                <table:table-cell table:style-name="Hooks.B2" office:value-type="string">
                  <text:p text:style-name="P40"/>
                </table:table-cell>
              </table:table-row>
              <table:table-row>
                <table:table-cell table:style-name="Hooks.A2" office:value-type="string">
                  <text:p text:style-name="P40"/>
                </table:table-cell>
                <table:table-cell table:style-name="Hooks.B2" office:value-type="string">
                  <text:p text:style-name="P40"/>
                </table:table-cell>
              </table:table-row>
            </table:table>
            <text:h text:style-name="P17" text:outline-level="3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change text:change-id="ct94315683328416"/><text:change text:change-id="ct94315683328096"/><text:change text:change-id="ct94315683455232"/><text:change text:change-id="ct94315683454304"/><text:change text:change-id="ct94315683163632"/><text:change text:change-id="ct94315681962560"/><text:change text:change-id="ct94315681950512"/><text:change text:change-id="ct94315682512752"/><text:change text:change-id="ct94315683454752"/><text:change text:change-id="ct9431568193310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hidden="true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fo:color="#5983b0"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-example" style:family="paragraph" style:parent-style-name="Preformatted_20_Text" style:list-style-name="" style:master-page-name="">
      <style:paragraph-properties fo:margin-left="1cm" fo:margin-right="0cm" fo:text-align="start" style:justify-single-word="false" fo:text-indent="0cm" style:auto-text-indent="false" style:page-number="auto"/>
      <style:text-properties fo:color="#808080" fo:font-size="12pt" officeooo:rsid="000f770b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Drawing" style:family="paragraph" style:hidden="true" style:parent-style-name="Caption" style:class="extra"/>
    <style:style style:name="Illustration" style:family="paragraph" style:hidden="true" style:parent-style-name="Caption" style:class="extra"/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1" style:display-name="Numbering 1" style:family="paragraph" style:hidden="true" style:parent-style-name="List" style:list-style-name="Numbering_20_123" style:class="lis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0.499cm" fo:margin-right="0cm" fo:text-indent="-0.499cm" style:auto-text-indent="fals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_2c__20_no_20_index" style:display-name="Heading 3, no index" style:family="paragraph" style:parent-style-name="Heading_20_3" style:next-style-name="Text_20_body" style:default-outline-level="" style:list-style-name=""/>
    <style:style style:name="Heading_20_4_2c__20_no_20_index" style:display-name="Heading 4, no index" style:family="paragraph" style:parent-style-name="Heading_20_4" style:next-style-name="Text_20_body" style:default-outline-level="" style:list-style-name=""/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" style:family="paragraph" style:parent-style-name="Text_20_body" style:auto-update="true" style:list-style-name="Numbering_20_123" style:master-page-name="">
      <loext:graphic-properties draw:fill="none" draw:fill-color="#729fcf"/>
      <style:paragraph-properties fo:margin-top="0cm" fo:margin-bottom="0cm" loext:contextual-spacing="false" fo:text-align="start" style:justify-single-word="false" style:page-number="auto" fo:background-color="transparent">
        <style:tab-stops>
          <style:tab-stop style:position="6.138cm"/>
        </style:tab-stops>
      </style:paragraph-properties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hidden="true" style:parent-style-name="Caption" style:class="extra"/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5_2c__20_no_20_indexit" style:display-name="Heading 5, no indexit" style:family="paragraph" style:parent-style-name="Heading_20_5" style:next-style-name="Text_20_body" style:auto-update="true" style:default-outline-level="" style:list-style-name=""/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4H49M17S</meta:editing-duration>
    <meta:editing-cycles>23</meta:editing-cycles>
    <meta:generator>LibreOffice/6.1.5.2$Linux_X86_64 LibreOffice_project/10$Build-2</meta:generator>
    <dc:title>normal</dc:title>
    <meta:creation-date>2020-06-16T09:23:31.326727189</meta:creation-date>
    <dc:date>2020-07-03T18:21:23.091330367</dc:date>
    <meta:document-statistic meta:table-count="2" meta:image-count="0" meta:object-count="0" meta:page-count="1" meta:paragraph-count="0" meta:word-count="0" meta:character-count="0" meta:non-whitespace-character-count="0"/>
    <meta:template xlink:type="simple" xlink:actuate="onRequest" xlink:title="normal" xlink:href="../../../.cache/kioexec/.config/libreoffice/4/user/template/normal.ott" meta:date="2020-06-16T09:23:31.218717131"/>
  </office:meta>
</office:document-meta>
</file>